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01.56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56.58mm"/>
    </style:style>
    <style:style style:name="co8" style:family="table-column">
      <style:table-column-properties fo:break-before="auto" style:column-width="155.8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0.7mm"/>
    </style:style>
    <style:style style:name="co11" style:family="table-column">
      <style:table-column-properties fo:break-before="auto" style:column-width="13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language="pt" fo:country="BR" fo:font-weight="bold" style:font-weight-asian="bold" style:font-weight-complex="bold"/>
    </style:style>
    <style:style style:name="ce5" style:family="table-cell" style:parent-style-name="Default">
      <style:text-properties fo:color="#b2b2b2"/>
    </style:style>
    <style:style style:name="ce16" style:family="table-cell" style:parent-style-name="Default">
      <style:table-cell-properties fo:wrap-option="wrap"/>
      <style:text-properties fo:color="#000000"/>
    </style:style>
    <style:style style:name="ce15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200"/>
    </style:style>
    <style:style style:name="ce13" style:family="table-cell" style:parent-style-name="Default">
      <style:text-properties fo:color="#bf819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ível</text:p>
          </table:table-cell>
          <table:table-cell table:style-name="ce4" office:value-type="string" calcext:value-type="string">
            <text:p>Disciplina</text:p>
          </table:table-cell>
          <table:table-cell table:style-name="ce4" office:value-type="string" calcext:value-type="string">
            <text:p>Autores</text:p>
          </table:table-cell>
          <table:table-cell table:style-name="ce4" office:value-type="string" calcext:value-type="string">
            <text:p>Origem</text:p>
          </table:table-cell>
          <table:table-cell table:style-name="ce4" office:value-type="string" calcext:value-type="string">
            <text:p>Gênero</text:p>
          </table:table-cell>
          <table:table-cell table:style-name="ce1" office:value-type="string" calcext:value-type="string">
            <text:p>Cor (?)</text:p>
          </table:table-cell>
          <table:table-cell table:style-name="ce1" office:value-type="string" calcext:value-type="string">
            <text:p>Trabalho</text:p>
          </table:table-cell>
          <table:table-cell/>
        </table:table-row>
        <table:table-row table:style-name="ro1">
          <table:table-cell table:style-name="ce2" office:value-type="string" calcext:value-type="string">
            <text:p>GRA</text:p>
          </table:table-cell>
          <table:table-cell office:value-type="string" calcext:value-type="string">
            <text:p>Introdução a Arquitetura e Urban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eometria Descr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de Arquitetura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é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álculo Diferencial e Integral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de Arquitetu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mputação Gráfica Aplicada a Arquitet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ás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Metodologia Cientif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Física Térmica e Ondulató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opografia e Desenho Topográfico</text:p>
          </table:table-cell>
          <table:table-cell office:value-type="string" calcext:value-type="string">
            <text:p>Alvarez (et al.)</text:p>
          </table:table-cell>
          <table:table-cell table:number-columns-repeated="3"/>
          <table:table-cell office:value-type="string" calcext:value-type="string">
            <text:p>Topografia para arquitetos. Book Link, 200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berto de Campos Borges</text:p>
          </table:table-cell>
          <table:table-cell table:number-columns-repeated="3"/>
          <table:table-cell office:value-type="string" calcext:value-type="string">
            <text:p>Exercícios de topografia. 3. ed., rev. e ampl. São Paulo: E. Blucher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Infra-estrutura da Paisagem. Porto Alegre: Masquatro, 200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Topografia. 5. ed. Rio de Janeiro: LTC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elo Tuler</text:p>
          </table:table-cell>
          <table:table-cell table:number-columns-repeated="3"/>
          <table:table-cell office:value-type="string" calcext:value-type="string">
            <text:p>Fundamentos de topografia. 1. ed. Porto Alegre: Bookman, 201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arlos Alberto Maciel</text:p>
          </table:table-cell>
          <table:table-cell table:number-columns-repeated="3"/>
          <table:table-cell office:value-type="string" calcext:value-type="string">
            <text:p>Topografias ou a construção como paisagem.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gnasi de Solà_-Morales</text:p>
          </table:table-cell>
          <table:table-cell table:number-columns-repeated="3"/>
          <table:table-cell office:value-type="string" calcext:value-type="string">
            <text:p>Diferencias: topografía de la arquitectura contemporánea. Barcela: G. Gili, 2003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esenho Estrutural e de Instalaçõ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Materiais de Construções</text:p>
          </table:table-cell>
          <table:table-cell office:value-type="string" calcext:value-type="string">
            <text:p>Espedito Felipe Teixeira de Carva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concreto sem mistérios. Ouro Preto, ed. UFOP, 2012. 39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tônio J. S.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. ed. PINI, 199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Z. Pirondi</text:p>
          </table:table-cell>
          <table:table-cell table:number-columns-repeated="3"/>
          <table:table-cell office:value-type="string" calcext:value-type="string">
            <text:p>Manual Prático de Impermeabilização e de Isolação Térmica. São Paulo, 198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aulo H. Laporte Ambrozewicz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teriais de construção – Normas, Especificações, Aplicação e Ensaios de Laboratório. ed. PINI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rnani Calos de Araúj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Técnica da construção: noções de arquitetura. 1982. Escritório Piloto do DEC/DAEM, 5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. G. Isaia</text:p>
          </table:table-cell>
          <table:table-cell table:number-columns-repeated="3"/>
          <table:table-cell office:value-type="string" calcext:value-type="string">
            <text:p>Concreto: Ensino, Pesquisa e Realizações. São Paulo: IBRACON, 2005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Resistência dos Materi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udo dos Sol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eoria e História da Arquitetura e do Urbanism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Introdução a Sociologia 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A</text:p>
          </table:table-cell>
          <table:table-cell table:style-name="Default" office:value-type="string" calcext:value-type="string">
            <text:p>Arquitetura Brasileira I</text:p>
          </table:table-cell>
          <table:table-cell office:value-type="string" calcext:value-type="string">
            <text:p>Briane Elizabeth Pannitz Bicca</text:p>
          </table:table-cell>
          <table:table-cell table:number-columns-repeated="3"/>
          <table:table-cell office:value-type="string" calcext:value-type="string">
            <text:p>Arquitetura na Formação do Brasil. 2. ed. Brasilia: IPHAN, 200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Renato Silveira Bicc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 ao barroco mineiro: culturas e manisfestações de rococó em Minas Gerais. Belo Horizonte: Crisálid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raiais e vilas d’EL Rei: espaço e poder nas Minas setecentistas. Belo Horizonte: Editora UFMG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Fi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dro da arquitetura no Brasil. São Paulo: Perspectiva, 20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sistemas construtivos. 5 ed. Rev. Belo Horizonte: UFMG, 1979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Vila Rica: formação e desenvolvimento – residência. São Paulo: Perspectiva, 197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rancisco Salvador Veríssim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de Cabral a D. João VI. Rio de Janeiro: Imperial Novo Milênio, 2007.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William Seba Mallmann Bittar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hico Mend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Gunter Weimer</text:p>
          </table:table-cell>
          <table:table-cell table:number-columns-repeated="3"/>
          <table:table-cell office:value-type="string" calcext:value-type="string">
            <text:p>Arquitetura popular brasileira. São Paulo: Martins Fontes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ffonso Ávil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: glossário de arquitetura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ão Marcos Machado Gontij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Reinaldo Gedes Mach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te sacra no Brasil colonial. Belo Horizonte: C/Arte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O Aleijadinho e a escultura barroca no Brasil. Rio de Janeiro: Record, 197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A arquitetura religiosa barroca no Brasil. Rio de Janeira: Record, 198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hn Bernard B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e arte no Brasil colonial. Brasília: IPHAN/Monument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yrton Carvalho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religiosa. Brasília: IPHAN; São Paulo: FAUUSP, 197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Cláudia Carvalh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. In: CJAIKOWSKI, Jorge (Org.). Guia da arquitetura colonial, neoclássica e romântica no Rio de Janeiro. Rio de Janeiro: Casa da Palavra/Prefeitura da Cidade do Rio de Janeiro, 2000. P. 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Nóbreg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arcos Sá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nnateresa Fabris</text:p>
          </table:table-cell>
          <table:table-cell table:number-columns-repeated="3"/>
          <table:table-cell office:value-type="string" calcext:value-type="string">
            <text:p>Ecletismo na arquitetura brasileira. São Paulo: Editora da Universidade de São Paulo/Nobel, 198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. L. Pereira Ferraz (et al.)</text:p>
          </table:table-cell>
          <table:table-cell table:number-columns-repeated="3"/>
          <table:table-cell office:value-type="string" calcext:value-type="string">
            <text:p>Arquitetura oficial. Brasília: IPHAN; São Paulo: USP, 197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Júlio Katinsky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s construtivos colonias. In: VARGAS, Milton (Org.). História da técnica e da tecnologia no Brasil. São Paulo: Editora da Universidade Estadual Paulista, 1994. Parte I, Cap. 3, p. 67-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ourival Gomes Mac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. 3. ed. São Paulo: Perspectiva, 197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Marcelo Puppi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or uma hisória não moderna da arquitetura brasileira. Campinas: Pontes/CPHA/FCH/Unicamp, 199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trodução ao neoclassicismo na arquitetura do Rio de Janeiro. In: CJAIKOWSKI, Jorge (Org.). Guia da arquitetura eclética no Rio de Janeiro. Rio de Janeiro: Casa da Palavra/Prefeitura da Cidade do Rio de Janeiro, 2000. p. 2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sé Wasth Rodrigues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civil. Brasília: IPHAN; São Paulo: FAUUSP, 1975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Heliana Angotti Salguei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Engenheiro Aarão Reis: o progresso como missão. Belo Horizonte: Fundação João Pinheiro, Centro de Estudos Históricos e Culturais, 199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ugusto Carlos da Silva Tell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tlas dos monumentos históricos e artísticos do Brasil. 3. ed. Brasilia: IPHAN, 200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ilton Vargas 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stória da técnica e da tecnologia no Brasil. São Paulo: Editora da Universidade Estadual Paulista, 19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odrigo Espinha Baet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barroco, a arquitetura e a cidade nos séculos XVII e XVIII. Salvador: Editora da UFBA, 201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Rodrigo Almeida Bas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Outra história para o barroco. Estado de Minas, <text:s/>Belo Horizonte, ano LXXXII, 26 jun. 2010. Caderno Pensar, p.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. R. Boxer</text:p>
          </table:table-cell>
          <table:table-cell table:number-columns-repeated="3"/>
          <table:table-cell office:value-type="string" calcext:value-type="string">
            <text:p>O império colonial português (1415-1825). Lisboa: Edições 70, 1981</text:p>
          </table:table-cell>
          <table:table-cell/>
        </table:table-row>
        <table:table-row table:style-name="ro4">
          <table:table-cell/>
          <table:table-cell table:style-name="Default"/>
          <table:table-cell office:value-type="string" calcext:value-type="string">
            <text:p>André Guilherme Donelles Dang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 cultura arquitetônica em Minas Gerais e seus antecedentes em Portugal e na Europa: arquitetos, mestres-de-obras e construtores e o trânsito de cultura na produção da arquitetura religiosa nas Minas Gerais setecentistas. 2006. 480f. Tese (Doutorado em História), Faculdade de Filosofia e Ciência Humanas, UFMG. Belo Horizonte, 2006</text:p>
          </table:table-cell>
          <table:table-cell office:value-type="string" calcext:value-type="string">
            <text:p><text:a xlink:href="http://www.dominiopublico.gov.br/pesquisa/DetalheObraForm.do?select_action=&amp;co_obra=29815" xlink:type="simple">http://www.dominiopublico.gov.br/pesquisa/DetalheObraForm.do?select_action=&amp;co_obra=29815</text:a>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Rossios, chãos e terras. Revista do Arquivo Público Mineiro, Belo Horizonte, ano XLII, n. 2, jul.-dez. 2006, p. 34-41</text:p>
          </table:table-cell>
          <table:table-cell office:value-type="string" calcext:value-type="string">
            <text:p><text:a xlink:href="http://www.siaapm.cultura.mg.gov.br/acervo/rapm_pdf/Rossios_chaos_e_terras.PDF" xlink:type="simple">http://www.siaapm.cultura.mg.gov.br/acervo/rapm_pdf/Rossios_chaos_e_terras.PDF</text:a>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Myriam Andrade Ribeiro Oliv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Barroco e rococó nas igrejas do Rio de Janeiro. Brasília: IPHAN, 2008. 3 volume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átima Justiniano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volução urbana no Brasil 1500-1720. 2. ed. São Paulo: Pini, 200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Reflexos das luzes na terra do sol: sobre a Teoria da Arquitetura no Brasil da Independência – 1808-1831. São Paulo: ProEditores, 2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Ferreira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ormação de cidades no Brasil colonial. Rio de Janeiro: Editora UFRJ, 2001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roquis e Desenho Artíst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Ilumina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forto Ambie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istemas Estrutu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Arquitetura Brasilei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ônico 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Instalações Prediais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Instalações Prediais II</text:p>
          </table:table-cell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prediais. 2. ed. Belo Horizonte(MG): Imprimatur 2004. 339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berto de Carvalho Júnio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e o projeto de arquitetura. 6. ed. rev e amp. São Paulo: Blucher 2013. 34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uth Silveira Borges</text:p>
          </table:table-cell>
          <table:table-cell table:number-columns-repeated="3"/>
          <table:table-cell office:value-type="string" calcext:value-type="string">
            <text:p>Manual de instalações prediais hidráulico-sanitárias e de gás. 3. ed. Contagem: [s.n.] 1989. 55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Wellington Luiz Borge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A. J. Macintyre</text:p>
          </table:table-cell>
          <table:table-cell table:number-columns-repeated="3"/>
          <table:table-cell office:value-type="string" calcext:value-type="string">
            <text:p>Instalações Hidráulicas: prediais e industriais. 4. ed. Rio de Janeiro: Livros Técnicos e Científicos 2010. 579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Queiros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de hidráulica e de gás. Livros Técnicos e Científicos [s.n.] c1980. Xiv, 10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anderley de Oliveira M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áulico-sanitárias. São Paulo: Edgard Blucher c2000. Xi, 185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M. Azevedo Nett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uiz Fernando Rispoli Alv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o-sanitárias: água fria, água quente, esgoto sanitário-ventilação. [S.I.][19-]. s.n. 19--] 60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Takudy Tanaka</text:p>
          </table:table-cell>
          <table:table-cell table:number-columns-repeated="3"/>
          <table:table-cell office:value-type="string" calcext:value-type="string">
            <text:p>Instalações prediais hidráulicas e sanitárias. Livros Técnicos e Científicos [s.n.]1986. 208, [1]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de Mad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de Concreto Arma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A</text:p>
          </table:table-cell>
          <table:table-cell table:style-name="ce3" office:value-type="string" calcext:value-type="string">
            <text:p>Construções Metálicas I</text:p>
          </table:table-cell>
          <table:table-cell office:value-type="string" calcext:value-type="string">
            <text:p>W. Pfeil</text:p>
          </table:table-cell>
          <table:table-cell table:number-columns-repeated="3"/>
          <table:table-cell table:style-name="ce15" office:value-type="string" calcext:value-type="string">
            <text:p>Estruturas de Aço: dimensionamento prático de acordo com a NBR8800/2008. 8ª edição. ed. LTC. RJ. 200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. Pfeil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ABNT</text:p>
          </table:table-cell>
          <table:table-cell table:number-columns-repeated="3"/>
          <table:table-cell table:style-name="ce15" office:value-type="string" calcext:value-type="string">
            <text:p>NBR8800 – Projeto de estrutura de aço e de estrutura mista de aço e de concreto de edificações. RJ. 200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I. Bellei</text:p>
          </table:table-cell>
          <table:table-cell table:number-columns-repeated="3"/>
          <table:table-cell table:style-name="ce15" office:value-type="string" calcext:value-type="string">
            <text:p>Edifícios de múltiplos andares em aço. 2ª edição revisada e ampliada de acordo com a NBR8800. ed. PINI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F. O. Pinh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O. Pinh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oncepção estrutural e a arquitetura. 7. ed. São Paulo: Zigurate 2011. 27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. Gattass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S.A.L. Andrade</text:p>
          </table:table-cell>
          <table:table-cell table:number-columns-repeated="3"/>
          <table:table-cell table:style-name="ce15" office:value-type="string" calcext:value-type="string">
            <text:p>Comportamento de estrutura de aço. Rio de Janeiro: Pontifica Universidade Católica do Rio de Janeiro, Departamento de Engenharia Civil, 198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icardo HallalFak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álculo de estruturas de aço. Belo Horizonte: Escola de Engenharia 1984. 214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1. 171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ericles Barreto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urso básico de estruturas de aço: conforme NBR8800. Belo Horizonte: IEA 1994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Arquitetura de Construções Metálicas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anejamento Urbano e Regional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aisag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ustentabilidade em Arquitetura e Urban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onstruções Metálicas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Restauração-Revitalização Arquitetôn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lanejamento Urbano e Regional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egislação e Exercício Profiss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rabalho Final de Graduação I</text:p>
          </table:table-cell>
          <table:table-cell office:value-type="string" calcext:value-type="string">
            <text:p>F. Appolinário</text:p>
          </table:table-cell>
          <table:table-cell table:number-columns-repeated="3"/>
          <table:table-cell office:value-type="string" calcext:value-type="string">
            <text:p>Metodologia da ciência, filosofia e prática da pesquisa. São Paulo: Editora Pioneira Thomson Learning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.Demo</text:p>
          </table:table-cell>
          <table:table-cell table:number-columns-repeated="3"/>
          <table:table-cell office:value-type="string" calcext:value-type="string">
            <text:p>Metodologia do conhecimento científico. 1ª ed., 3ª tir., São Paulo: Editora Atlas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umberto Eco</text:p>
          </table:table-cell>
          <table:table-cell table:number-columns-repeated="3"/>
          <table:table-cell office:value-type="string" calcext:value-type="string">
            <text:p>Como se faz uma tese. 18.ed. São Paulo: Perspectiva, 200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. J. S. Fonseca</text:p>
          </table:table-cell>
          <table:table-cell table:number-columns-repeated="3"/>
          <table:table-cell office:value-type="string" calcext:value-type="string">
            <text:p>Metodologia da pesquisa científica. Apostila do curso de especialização em comunidades virtuais de aprendizagem – informática educativa. Universidade Estadual do Ceará, Ceará, 2002</text:p>
          </table:table-cell>
          <table:table-cell office:value-type="string" calcext:value-type="string">
            <text:p>http://www.ia.ufrrj.br/ppgea/conteudo/conteudo-2012-1/1SF/Sandra/apostilaMetodologi a.pdf.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Fundamentos de metodologia científica. 6ª ed., São Paulo: Editora Atlas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Metodologia do trabalho científico: procedimentos básicos, pesquisa bibliográfica, projeto e relatório, publicações e trabalhos científicos. São Paulo: Atlas, 200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aria Cecília de Souza Minayo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O desafio do conhecimento. São Paulo: Hucitec,199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ia Cecília de Souza Minayo</text:p>
          </table:table-cell>
          <table:table-cell table:number-columns-repeated="3"/>
          <table:table-cell office:value-type="string" calcext:value-type="string">
            <text:p>Pesquisa social: teoria, método e criatividade. Petrópolis: Vozes, 199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. V. Salomon</text:p>
          </table:table-cell>
          <table:table-cell table:number-columns-repeated="3"/>
          <table:table-cell office:value-type="string" calcext:value-type="string">
            <text:p>Como fazer uma monografia. São Paulo: Editora Martins Fonte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eraldo S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esquisa em arquitetura e urbanismo: guia prático para o trabalho de pesquisadores em pós-graduação. São Paulo: EDUSP, 20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érgio C. Reis</text:p>
          </table:table-cell>
          <table:table-cell table:number-columns-repeated="3"/>
          <table:table-cell office:value-type="string" calcext:value-type="string">
            <text:p>Manual de normalização: trabalhos científicos, Juiz de Fora, 2019. 128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Terezinha Richartz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A. D. B. Gleicione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UFOP</text:p>
          </table:table-cell>
          <table:table-cell table:number-columns-repeated="3"/>
          <table:table-cell office:value-type="string" calcext:value-type="string">
            <text:p>Guia para normalização bibliográfica de trabalhos acadêmicos. 2ª ed. 2ª rev. Universidade Federal de Ouro Preto: Ouro Preto, 2019. 50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Saneamento Urbano</text:p>
          </table:table-cell>
          <table:table-cell office:value-type="string" calcext:value-type="string">
            <text:p>Raphael Tobias de Vasconce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lementos de resíduos sólidos. Belo Horizonte: Tessitura, 201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ia Luiza Otero D’Almeid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Lixo Municipal: manual de gerenciamento integrado. 2. ed. S]ao Paulo: IPT/CEMPRE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dré Vilhen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éo Hell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bastecimento de água para consumo humano. 2 ed. Belo Horizonte. Ed. UFMG, 201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. L. Pádu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P. R. Leite</text:p>
          </table:table-cell>
          <table:table-cell table:number-columns-repeated="3"/>
          <table:table-cell office:value-type="string" calcext:value-type="string">
            <text:p>Logística Reversa: Meio Ambiente e Competitividade. 2. ed. São Paulo. Ed. Prentice Hall. 200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elo Libân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quantidade e tratamento de água. 2. ed. Campinas: Ed. Átomo, 2008. v. 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é Henrique Penido Montei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Gerenciamento Integrado de Resíduos Sólidos. Rio de Janeiro: I IBAM, 2001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bastecimento de água. 1 ed. São Paulo: Departamento de Engenharia Hidráulica e Sanitária da Escola Politécnica da Universidade de São Paulo, 200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Coleta e transporte de esgoto sanitário. 2 ed. São Paulo: Departamento de Engenharia Hidráulica e Sanitária da Escola Politécnica da Universidade de São Paulo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Pedro Alem Sobr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Drenagem Urbana. Porto Alegre: Editora da Universidade (FRGGS) e ABRH Associação Brasileira de Recursos Hídricos, 199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. L. Port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M. T. Barros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Inundações Urbanas. 1 ed. Porto Alegre. Associação Brasileira de Recursos Hídricos (ABRH). 2007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dráulica aplicada às estações de tratamento de água. 3. ed. Belo Horizonte: Ed. Imprimatur, 1997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princípios básicos do tratamento de esgoto. 3. ed. Belo Horizonte – UFMG, 1996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introdução à qualidade e ao tratamento de esgoto. 3. ed. Belo Horizonte – UFMG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egislação ambiental</text:p>
          </table:table-cell>
          <table:table-cell table:number-columns-repeated="3"/>
          <table:table-cell office:value-type="string" calcext:value-type="string">
            <text:p>Resolução CONAMA n° 357/200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Resolução CONAMA n° 430/20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eliberação Normativa Conjunta COPAM – CERH n° 01 /200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Portaria do Ministério da Saúde n° 2914/ 201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rmas ABNT</text:p>
          </table:table-cell>
          <table:table-cell table:number-columns-repeated="3"/>
          <table:table-cell office:value-type="string" calcext:value-type="string">
            <text:p>NBR 122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221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396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722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000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9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Projeto Integrado de Arquitetura, Urbanismo e Paisagismo</text:p>
          </table:table-cell>
          <table:table-cell office:value-type="string" calcext:value-type="string">
            <text:p>Jan Geh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s para Pessoas. São Paulo: Perspectiva, 2013. 280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lberto de C. Gouvei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 Vida. São Paulo: Nobel, 2008, 236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fraestrutura Urbana. Porto Alegre: Masquatro, 2005. 20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enedito Abbud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riando Paisagens. São Paulo: SENAC, 2006. 207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Vicente Del R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trodução ao Desenho Urbano no Processo de Planejamento. São Paulo: PINI, 1990. 198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Ian Bentley</text:p>
          </table:table-cell>
          <table:table-cell table:number-columns-repeated="3"/>
          <table:table-cell office:value-type="string" calcext:value-type="string">
            <text:p>Responsive environments: a manual for designers. London: Archictectural Press. 1985. 152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an Alcock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Paul Murrai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Sue McGlyn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Graham Smith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BIG Bjarke Ingles Group</text:p>
          </table:table-cell>
          <table:table-cell table:number-columns-repeated="3"/>
          <table:table-cell office:value-type="string" calcext:value-type="string">
            <text:p>Yes is More: Um arqui-comic sobre a Evolução Arquitectónica. Barcelona: Taschen, 2011. 400 p.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Nabil Georges Bonduki</text:p>
          </table:table-cell>
          <table:table-cell table:number-columns-repeated="3"/>
          <table:table-cell table:style-name="ce15" office:value-type="string" calcext:value-type="string">
            <text:p>Origens da habitação social no Brasil. Arquitetura moderna, lei do inquilino e difusão da casa própria. São Paulo: Estação Liberdade/FAPESP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berto L. Corrê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spaço Urbano. São Paulo: Ed. Ática, 2005, 94 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ordon Cullen</text:p>
          </table:table-cell>
          <table:table-cell table:number-columns-repeated="3"/>
          <table:table-cell office:value-type="string" calcext:value-type="string">
            <text:p>Paisagem urbana. São paulo: Martins Fontes, 198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Fábio Figuero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Habitação coletiva e a evolução da quadra.</text:p>
          </table:table-cell>
          <table:table-cell office:value-type="string" calcext:value-type="string">
            <text:p>http://www.vitruvius.com.br/ revistas/read/arquitextos/06.069/385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Hilary French</text:p>
          </table:table-cell>
          <table:table-cell table:number-columns-repeated="3"/>
          <table:table-cell office:value-type="string" calcext:value-type="string">
            <text:p>Os Mais Importantes Conjuntos Habitacionais do Século XX. Porto Alegre: Bookman, 2009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bílio Gu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adra aberta</text:p>
          </table:table-cell>
          <table:table-cell office:value-type="string" calcext:value-type="string">
            <text:p>http://www.vitruvius.com.br/revistas/read/projetos/ 11.124/3819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Jane Jacob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Morte e vida de grandes cidades. São Paulo: Martins Fontes, 2000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lke Kapp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Uma tipologia de espaços cotidianos. Riscos: Revista de Pesquisa em Arquitetura e Urbanismo. v.15, p. 5-37, 2012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Carlos Nelson F. Dos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idade como um jogo de cartas. São Paulo: Projeto, 1988. 192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de Interi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écnicas de Retrospecti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rabalho Final de Graduaçã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Estágio Supervisio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3" office:value-type="string" calcext:value-type="string">
            <text:p>Técnicas Construtivas</text:p>
          </table:table-cell>
          <table:table-cell office:value-type="string" calcext:value-type="string">
            <text:p>Walid Yazigi</text:p>
          </table:table-cell>
          <table:table-cell table:number-columns-repeated="3"/>
          <table:table-cell office:value-type="string" calcext:value-type="string">
            <text:p>A técnica de edificar – ed. PINI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ua cobertura – ed. Blucher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eu acabamento – ed. Blucher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ilber Guerra</text:p>
          </table:table-cell>
          <table:table-cell table:number-columns-repeated="3"/>
          <table:table-cell office:value-type="string" calcext:value-type="string">
            <text:p>Cadderno de Encargos – ed. PINI, SP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Edward All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a Engenharia de Edificações 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seph Ian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Ernesto Ripp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mo evitar erros na construção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ntônio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 – Antônio Fiorito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atologia das Constru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ordenação Modu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Metodologia do Trabalho Cientif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table:style-name="ce3" office:value-type="string" calcext:value-type="string">
            <text:p>Arquitetura em Aço</text:p>
          </table:table-cell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de aço: conceitos, técnicas e linguagem. 2. ed. São Paulo: Zigurate, 1998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Aluizio Fontana Margarido</text:p>
          </table:table-cell>
          <table:table-cell table:number-columns-repeated="3"/>
          <table:table-cell office:value-type="string" calcext:value-type="string">
            <text:p>O uso do aço na arquitetura. Rio de Janeiro: IBS/CBCA, 2007</text:p>
          </table:table-cell>
          <table:table-cell office:value-type="string" calcext:value-type="string">
            <text:p><text:a xlink:href="http://www.cbca-acobrasil.org.br/apostilas-e-trabalhos-detalhes.php?cod=1&amp;bsc=ativar" xlink:type="simple">http://www.cbca-acobrasil.org.br/apostilas-e-trabalhos-detalhes.php?cod=1&amp;bsc=ativar</text:a>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Heino Engel</text:p>
          </table:table-cell>
          <table:table-cell table:number-columns-repeated="3"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ão Marcos Lopes</text:p>
          </table:table-cell>
          <table:table-cell table:number-columns-repeated="3"/>
          <table:table-cell office:value-type="string" calcext:value-type="string">
            <text:p>Arquiteturas da engenharia ou engenharias da arquitetura. São Paulo: Mandarim, 2006. p. 135-16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ta Bogéa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A concepção estrutural e a arquitetura. 7. ed. São Paulo: Zigurate 2007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Estruturas de aço, concreto e madeira: atendimento da expectativa dimensional, Siegbert, 2005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egbert Zanettini</text:p>
          </table:table-cell>
          <table:table-cell table:number-columns-repeated="3"/>
          <table:table-cell office:value-type="string" calcext:value-type="string">
            <text:p>Siegbert Zanettini, arquitetura, razão, sensibilidade. São Paulo: EdUSP, 2002</text:p>
          </table:table-cell>
          <table:table-cell/>
        </table:table-row>
        <table:table-row table:style-name="ro3">
          <table:table-cell/>
          <table:table-cell table:style-name="ce3"/>
          <table:table-cell table:style-name="ce15" office:value-type="string" calcext:value-type="string">
            <text:p>Betina Guimarães dos Santos e Cast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tilização de estruturas metálicas em edificações residenciais unifamiliares. 2005. 188 f. Dissertação (Mestrado em Engenharia Civil) - Escola de Minas, Universidade Federal de Ouro Preto, Ouro Preto, 2005.</text:p>
          </table:table-cell>
          <table:table-cell office:value-type="string" calcext:value-type="string">
            <text:p><text:a xlink:href="http://www.propec.ufop.br/index/tese.php?idtese=105" xlink:type="simple">http://www.propec.ufop.br/index/tese.php?idtese=105</text:a></text:p>
          </table:table-cell>
        </table:table-row>
        <table:table-row table:style-name="ro2">
          <table:table-cell/>
          <table:table-cell table:style-name="ce3"/>
          <table:table-cell table:style-name="ce15" office:value-type="string" calcext:value-type="string">
            <text:p>Eduardo Mariano Cavalcante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tologia dos edifícios em estrutura metálica. 1999. 190 f. Dissertação (Mestrado em Engenharia Civil) - Escola de Minas, Universidade Federal de Ouro Preto, Ouro Preto, 1999.</text:p>
          </table:table-cell>
          <table:table-cell office:value-type="string" calcext:value-type="string">
            <text:p><text:a xlink:href="http://www.propec.ufop.br/index/tese.php?idtese=18" xlink:type="simple">http://www.propec.ufop.br/index/tese.php?idtese=18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 office:value-type="string" calcext:value-type="string">
            <text:p><text:a xlink:href="http://www.pos.dees.ufmg.br/defesas/195M.PDF" xlink:type="simple">http://www.pos.dees.ufmg.br/defesas/195M.PDF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egina Maria Xavier Cost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O uso de perfis tubulares metálicos em estruturas de edifícios e sua interface com o sistema de fechamento vertical externo. 2004. 16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7" xlink:type="simple">http://www.propec.ufop.br/index/tese.php?idtese=77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 office:value-type="string" calcext:value-type="string">
            <text:p><text:a xlink:href="http://www.propec.ufop.br/index/tese.php?idtese=95" xlink:type="simple">http://www.propec.ufop.br/index/tese.php?idtese=95</text:a></text:p>
          </table:table-cell>
        </table:table-row>
        <table:table-row table:style-name="ro2">
          <table:table-cell/>
          <table:table-cell table:style-name="ce3"/>
          <table:table-cell office:value-type="string" calcext:value-type="string">
            <text:p>Antônio de Pádua Felg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ssarelas urbanas em estrutura de aço. 2004. 118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6" xlink:type="simple">http://www.propec.ufop.br/index/tese.php?idtese=86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Célio da Silveira Firm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Estruturas tubulares enrijecidas por superfícies de dupla curvatura (hiperbólicas). 2003. 194 f. Dissertação (Mestrado em Engenharia Civil) - Escola de Minas, Universidade Federal de Ouro Preto, Ouro Preto, 2003</text:p>
          </table:table-cell>
          <table:table-cell office:value-type="string" calcext:value-type="string">
            <text:p><text:a xlink:href="http://www.propec.ufop.br/index/tese.php?idtese=59" xlink:type="simple">http://www.propec.ufop.br/index/tese.php?idtese=59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Paulo Gustavo von Krug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nálise de painéis de vedação nas edificações em estrutura metálica. 2000. 167 f. Dissertação (Mestrado em Engenharia Civil) - Escola de Minas, Universidade Federal de Ouro Preto, Ouro Preto, 2000</text:p>
          </table:table-cell>
          <table:table-cell office:value-type="string" calcext:value-type="string">
            <text:p> <text:a xlink:href="http://www.propec.ufop.br/index/tese.php?idtese=25" xlink:type="simple">http://www.propec.ufop.br/index/tese.php?idtese=25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Eliana Ferreira Nun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vestigação qualitativa da eficiência de um projeto de cobertura em membrana estrutural. 2012. 243 f. Tese (Doutorado em Engenharia Civil) - Escola de Minas, Universidade Federal de Ouro Preto, Ouro Preto, 2012</text:p>
          </table:table-cell>
          <table:table-cell office:value-type="string" calcext:value-type="string">
            <text:p><text:a xlink:href="http://www.propec.ufop.br/upload/tese189.pdf" xlink:type="simple">http://www.propec.ufop.br/upload/tese189.pdf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Hilda Cotegipe Pellic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Proposta de sistema construtivo modular para coberturas usando perfis tubulares. 2004. 20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8" xlink:type="simple">http://www.propec.ufop.br/index/tese.php?idtese=88</text:a></text:p>
          </table:table-cell>
        </table:table-row>
        <table:table-row table:style-name="ro3">
          <table:table-cell/>
          <table:table-cell table:style-name="ce3"/>
          <table:table-cell office:value-type="string" calcext:value-type="string">
            <text:p>Urânia Costa Sal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Mapeamento dos problemas gerados na associação entre sistemas de vedação e estrutura metálica e caracterização acústica e vibratória de painéis de vedação. 2001. 270 f. Dissertação (Mestrado em Engenharia Civil) - Escola de Minas, Universidade Federal de Ouro Preto, Ouro Preto, 2001</text:p>
          </table:table-cell>
          <table:table-cell office:value-type="string" calcext:value-type="string">
            <text:p><text:a xlink:href="http://www.propec.ufop.br/index/tese.php?idtese=32" xlink:type="simple">http://www.propec.ufop.br/index/tese.php?idtese=32</text:a></text:p>
          </table:table-cell>
        </table:table-row>
        <table:table-row table:style-name="ro3">
          <table:table-cell/>
          <table:table-cell table:style-name="ce3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8" xlink:type="simple">http://www.propec.ufop.br/index/tese.php?idtese=78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Sistemas Estruturais para Edifícios em Aço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difícios de Andares Múltiplos Estruturados em Aço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stabilidade das Construções Metálicas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3">
          <table:table-cell office:value-type="string" calcext:value-type="string">
            <text:p>MES</text:p>
          </table:table-cell>
          <table:table-cell table:style-name="ce16" office:value-type="string" calcext:value-type="string">
            <text:p>Processos de Projeto e Planejamento de Edifícios Verticais em Construção Metálica</text:p>
          </table:table-cell>
          <table:table-cell office:value-type="string" calcext:value-type="string">
            <text:p>Maristela Bauermann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Uma investigação sobre o processo de projeto em edifícios de andares múltiplos em aço. 2002. 268 f. Dissertação (Mestrado em Engenharia Civil) - Escola de Minas, Universidade Federal de Ouro Preto, Ouro Preto, 2002</text:p>
          </table:table-cell>
          <table:table-cell office:value-type="string" calcext:value-type="string">
            <text:p><text:a xlink:href="http://www.propec.ufop.br/index/tese.php?idtese=44" xlink:type="simple">http://www.propec.ufop.br/index/tese.php?idtese=44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, 2004</text:p>
          </table:table-cell>
          <table:table-cell/>
        </table:table-row>
        <table:table-row table:style-name="ro2">
          <table:table-cell/>
          <table:table-cell table:style-name="ce16"/>
          <table:table-cell office:value-type="string" calcext:value-type="string">
            <text:p>Márcio Minto Fabríci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ojeto simultâneo na construção de edifícios. 2002. 328 f. Tese (Doutorado em Engenharia Civil) - Escola Politécnica, Universidade de São Paulo, São Paulo, 2002</text:p>
          </table:table-cell>
          <table:table-cell table:style-name="ce15" office:value-type="string" calcext:value-type="string">
            <text:p><text:a xlink:href="http://globalconstroi.com/images/stories/Manuais_tecnicos/2010/projecto_simultaneo_const_edificios/Projeto_Simultaneo_TESE1.pdf" xlink:type="simple">http://globalconstroi.com/images/stories/Manuais_tecnicos/2010/projecto_simultaneo_const_edificios/Projeto_Simultaneo_TESE1.pdf</text:a></text:p>
          </table:table-cell>
        </table:table-row>
        <table:table-row table:style-name="ro3">
          <table:table-cell/>
          <table:table-cell table:style-name="ce16"/>
          <table:table-cell office:value-type="string" calcext:value-type="string">
            <text:p>Renata Bacelar Teix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nálise da gestão do processo de projeto estrutural em construções metálicas. 2007. 248 f. Dissertação (Mestrado em Engenharia de Estruturas) - Escola de Engenharia, Universidade Federal de Minas Gerais, Belo Horizonte, 2007</text:p>
          </table:table-cell>
          <table:table-cell office:value-type="string" calcext:value-type="string">
            <text:p><text:a xlink:href="http://www.bibliotecadigital.ufmg.br/dspace/bitstream/handle/1843/PASA-89AG8X/206.pdf?sequence=1" xlink:type="simple">http://www.bibliotecadigital.ufmg.br/dspace/bitstream/handle/1843/PASA-89AG8X/206.pdf?sequence=1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Ildony H. Belle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ícios de múltiplos andares em aço. São Paulo: PINI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Fernand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Maur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icações de aço no Brasil. 4. ed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DERBRAS</text:p>
          </table:table-cell>
          <table:table-cell table:number-columns-repeated="3"/>
          <table:table-cell office:value-type="string" calcext:value-type="string">
            <text:p>EDIFÍCIOS de andares múltiplos. 3. ed. Belo Horizonte: Açominas; Brasília: SIDERBRAS, 1982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Heino Enge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etodologia de projeto voltada à qualidade na construção de edifícios. In: ENCONTRO NACIONAL DE TECNOLOGIA DO AMBIENTE CONSTRUÍDO: qualidade no processo construtivo, 7., 1998, Florianópolis. Anais... Florianópolis: UFSC/ANTAC, 1998. v.2, p.739-47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, cooperação e integração para um novo modelo voltado a qualidade do processo de projeto na construção de edifícios. 2001. Tese (Livre-docência) - Escola Politécnica, Universidade de São Paulo, São Paulo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/>
        </table:table-row>
        <table:table-row table:style-name="ro3">
          <table:table-cell/>
          <table:table-cell table:style-name="ce16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híbridas e mistas de aço e concreto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ordenação de projetos de edificações. São Paulo: O Nome da Rosa, 2005</text:p>
          </table:table-cell>
          <table:table-cell/>
        </table:table-row>
        <table:table-row table:style-name="ro2">
          <table:table-cell/>
          <table:table-cell table:style-name="ce16"/>
          <table:table-cell table:style-name="ce15" office:value-type="string" calcext:value-type="string">
            <text:p>CENTRO Brasileiro da Construção em Aço (CBCA)</text:p>
          </table:table-cell>
          <table:table-cell table:number-columns-repeated="3"/>
          <table:table-cell office:value-type="string" calcext:value-type="string">
            <text:p>Guia Brasil da construção em aço. São Paulo: CBCA, 2015</text:p>
          </table:table-cell>
          <table:table-cell office:value-type="string" calcext:value-type="string">
            <text:p><text:a xlink:href="http://www.cbca-acobrasil.org.br/guia-brasil-da-construcao-em-aco/home.php" xlink:type="simple">http://www.cbca-acobrasil.org.br/guia-brasil-da-construcao-em-aco/home.php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Patologia das Construções Metálicas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3D Modelagem paramétrica</text:p>
          </table:table-cell>
          <table:table-cell table:style-name="ce15" office:value-type="string" calcext:value-type="string">
            <text:p>Cláudia Campos Netto Alves de Lim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utodesk Revit Architecture 2016. São Paulo, SP: Érica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ianpietro Sanz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enho de perspectiva. São Paulo Erica 201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Willem Kymmell</text:p>
          </table:table-cell>
          <table:table-cell table:number-columns-repeated="3"/>
          <table:table-cell table:style-name="ce15" office:value-type="string" calcext:value-type="string">
            <text:p>Building Information Modeling Planning and Managing Construction Projexts with 4D CAD and Simulations, New York: McGraw Hill, 200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Richard Garb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design: realising the creative potencial of building information modeling. Chichester, West Sussex, United Kingdom&gt; John Wiley Sussex, United Kingdom: John Wiley &amp; Son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k Laws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ign in modular construction. Boca Raton: CRC Press, Taylor &amp; Francis Group.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aymond Ogden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office:value-type="string" calcext:value-type="string">
            <text:p>Chris I. Goodier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office:value-type="string" calcext:value-type="string">
            <text:p>Charles M Eastman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Rendow Yee</text:p>
          </table:table-cell>
          <table:table-cell table:number-columns-repeated="3"/>
          <table:table-cell table:style-name="ce15" office:value-type="string" calcext:value-type="string">
            <text:p>Desenho arquitetônico: um compêndiio visual de tipos e métodos. 4. ed. Rio de Janeiro, RJ: LTC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Análise estrutural usando método clássico e métodos matriciais. 4. Rio de Janeiro LTC 2009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4D Planejamento e controle de obras</text:p>
          </table:table-cell>
          <table:table-cell office:value-type="string" calcext:value-type="string">
            <text:p>Marco Antônio Portugal</text:p>
          </table:table-cell>
          <table:table-cell table:number-columns-repeated="3"/>
          <table:table-cell office:value-type="string" calcext:value-type="string">
            <text:p>Como Gerenciar Projetos de Construção Civil. Editora Brasport 0 ISBN 9788574528236. (Livro eletrônico Biblioteca PUC Min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nas Silvestre Medeiros</text:p>
          </table:table-cell>
          <table:table-cell table:number-columns-repeated="3"/>
          <table:table-cell office:value-type="string" calcext:value-type="string">
            <text:p>Construção 101 perguntas e respostas: dicas de projetos, materiais e técnicas. São Paulo Manole 2013 1 recurso online ISBN 978857868149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niel W. Halp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nald W. Woodhead</text:p>
          </table:table-cell>
          <table:table-cell table:number-columns-repeated="3"/>
          <table:table-cell office:value-type="string" calcext:value-type="string">
            <text:p>Administração da construção civil. 2. ed. Rio de Janeiro (RJ): LTC, 2004 E-book (348 p.) ISBN 978-85-216-2494-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ad Hard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ve McCool</text:p>
          </table:table-cell>
          <table:table-cell table:number-columns-repeated="3"/>
          <table:table-cell office:value-type="string" calcext:value-type="string">
            <text:p>BIM and Construction Management: Proven Tools, Methods, and Wordflows, Second Edition, Indianapolis, Indiana: John Wiley &amp; Sons, Inc., 20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erto de Souz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cos Roberto Tamaki</text:p>
          </table:table-cell>
          <table:table-cell table:number-columns-repeated="3"/>
          <table:table-cell office:value-type="string" calcext:value-type="string">
            <text:p>Gestão de materiais de construção. São Paulo: O Nome da Rosa, c2004. 136 p. ISBN 85868723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lvio R. I. Pires</text:p>
          </table:table-cell>
          <table:table-cell table:number-columns-repeated="3"/>
          <table:table-cell office:value-type="string" calcext:value-type="string">
            <text:p>Gestão da cadeia de suprimentos : (Supply Chain Management) : conceitos, estratégias, práticas e casos. 3. ed. São Paulo, SP: Atlas, 2016. 1 recurso online ISBN 9788597008708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lio Flávio Vieira</text:p>
          </table:table-cell>
          <table:table-cell table:number-columns-repeated="3"/>
          <table:table-cell office:value-type="string" calcext:value-type="string">
            <text:p>Logística aplicada à construção civil: como melhorar o fluxo de produção na o São Paulo: PINI, 2006. 178 p. ISBN 8572661700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Doris C. Kowaltowki et al</text:p>
          </table:table-cell>
          <table:table-cell table:number-columns-repeated="3"/>
          <table:table-cell office:value-type="string" calcext:value-type="string">
            <text:p>O processo de projeto em arquitetura: da teoria à tecnologia. São Paulo: Oficina de Textos, 2011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5D Custos e orçamentos</text:p>
          </table:table-cell>
          <table:table-cell office:value-type="string" calcext:value-type="string">
            <text:p>Silvio Aparecido Crepaldi</text:p>
          </table:table-cell>
          <table:table-cell table:number-columns-repeated="3"/>
          <table:table-cell office:value-type="string" calcext:value-type="string">
            <text:p>Contabilidade de custos. 6. Rio de Janeiro Atlas 2017 E-book ISBN 9788597014181. (Livro eletrônico Biblioteca PUC Min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berto Manoel Scherrer</text:p>
          </table:table-cell>
          <table:table-cell table:number-columns-repeated="3"/>
          <table:table-cell office:value-type="string" calcext:value-type="string">
            <text:p>Contabilidade imobiliária abordagem sistêmica, gerencial e fiscal. 4. São Paulo Atlas 2015 E-book ISBN 9788522497379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iseu Martins</text:p>
          </table:table-cell>
          <table:table-cell table:number-columns-repeated="3"/>
          <table:table-cell office:value-type="string" calcext:value-type="string">
            <text:p>Contabilidade de custos. 10. ed. São Paulo, SP: Atlas, 2010. 1 recurso online ISBN 978852248205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. Goldman</text:p>
          </table:table-cell>
          <table:table-cell table:number-columns-repeated="3"/>
          <table:table-cell office:value-type="string" calcext:value-type="string">
            <text:p>Introdução ao Planejamento e Controle de Custos na Construção Civil Brasileira. 4ª edição - São Paulo: PINI, 200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gnus Amaral da Costa</text:p>
          </table:table-cell>
          <table:table-cell table:number-columns-repeated="3"/>
          <table:table-cell office:value-type="string" calcext:value-type="string">
            <text:p>Contabilidade da construção civil e atividade imobiliária. 2. ed. São Paulo: Atlas, 200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ílvio Oliveira Faria</text:p>
          </table:table-cell>
          <table:table-cell table:number-columns-repeated="3"/>
          <table:table-cell office:value-type="string" calcext:value-type="string">
            <text:p>Contabilidade das empresas construtoras: aspectos contábeis e fiscais: interpretação e prática. Curitiba: Juruá, 2004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berto Manoel Scherrer</text:p>
          </table:table-cell>
          <table:table-cell table:number-columns-repeated="3"/>
          <table:table-cell office:value-type="string" calcext:value-type="string">
            <text:p>Contabilidade imobiliária: abordagem sistêmica, gerencial e fiscal. São Paulo: Atlas, 2015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do Dórea Mattos</text:p>
          </table:table-cell>
          <table:table-cell table:number-columns-repeated="3"/>
          <table:table-cell office:value-type="string" calcext:value-type="string">
            <text:p>Como preparar orçamentos de obras: dicas para orçamentistas, estudos de caso, exemplos. 2. ed. São Paulo, SP: Pini, 2014. 277 p. ISBN 9788572664165. <text:s/>© 2021 GitHub, Inc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6D Análise energética</text:p>
          </table:table-cell>
          <table:table-cell office:value-type="string" calcext:value-type="string">
            <text:p>Carl D. Martland</text:p>
          </table:table-cell>
          <table:table-cell table:number-columns-repeated="3"/>
          <table:table-cell office:value-type="string" calcext:value-type="string">
            <text:p>Avaliação de projetos : por uma infraestrutura mais sustentável. Rio de Janeiro, RJ: LTC, c2014. 1 recurso online ISBN 978-85-216-2528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tonio Carlos da Fonseca Bragança Pinheiro</text:p>
          </table:table-cell>
          <table:table-cell table:number-columns-repeated="3"/>
          <table:table-cell office:value-type="string" calcext:value-type="string">
            <text:p>Conforto ambiental iluminação, cores, ergonomia, paisagismo e critérios para projetos. São Paulo Erica 2014 1 recurso online ISBN 9788536518596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ardo Kohn de Macedo</text:p>
          </table:table-cell>
          <table:table-cell table:number-columns-repeated="3"/>
          <table:table-cell office:value-type="string" calcext:value-type="string">
            <text:p>Ambiente e sustentabilidade : metodologias para gestão. Rio de Janeiro: LTC, 2015. E-book ISBN 978-85-216-2962-7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7D Gestão de Instalações</text:p>
          </table:table-cell>
          <table:table-cell office:value-type="string" calcext:value-type="string">
            <text:p>Antonio Valter Rodrigues Marques de Mendonça</text:p>
          </table:table-cell>
          <table:table-cell table:number-columns-repeated="3"/>
          <table:table-cell office:value-type="string" calcext:value-type="string">
            <text:p><text:s/>Equipamentos e instalações para construção civil. São Paulo Erica 2014 1 recurso online ISBN 978853651864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hn Moschin</text:p>
          </table:table-cell>
          <table:table-cell table:number-columns-repeated="3"/>
          <table:table-cell office:value-type="string" calcext:value-type="string">
            <text:p>Gerenciamento de Parada de Manutenção. Editora Brasport 0 ISBN 978857452751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son Sele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umberto Stadler</text:p>
          </table:table-cell>
          <table:table-cell table:number-columns-repeated="3"/>
          <table:table-cell office:value-type="string" calcext:value-type="string">
            <text:p>Controle da qualidade: as ferramentas essenciais. Curitiba: Intersaberes, 2013. ISBN 978856570486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mundo Escrivão Filho</text:p>
          </table:table-cell>
          <table:table-cell table:number-columns-repeated="3"/>
          <table:table-cell office:value-type="string" calcext:value-type="string">
            <text:p>Teorias de administração introdução ao estudo do trabalhador. São Paulo Saraiva 2010 ISBN 978-85-02-12165-2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nato Nogueirol Lobo</text:p>
          </table:table-cell>
          <table:table-cell table:number-columns-repeated="3"/>
          <table:table-cell office:value-type="string" calcext:value-type="string">
            <text:p>Gestão da qualidade. São Paulo Erica 2010 E-book ISBN 9788536517797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ávio Olivei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io Burratino</text:p>
          </table:table-cell>
          <table:table-cell table:number-columns-repeated="3"/>
          <table:table-cell office:value-type="string" calcext:value-type="string">
            <text:p>Como administrar empresas de projeto de arquitetura e engenharia civil. São Paulo: PINI, 2006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nrique Hirschfeld</text:p>
          </table:table-cell>
          <table:table-cell table:number-columns-repeated="3"/>
          <table:table-cell office:value-type="string" calcext:value-type="string">
            <text:p>A construção civil e a qualidade. São Paulo: Atlas, 19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roldo Ribeiro</text:p>
          </table:table-cell>
          <table:table-cell table:number-columns-repeated="3"/>
          <table:table-cell office:value-type="string" calcext:value-type="string">
            <text:p>A bíblia do TPM: como maximizar a produtividade na empresa. Santa Cruz do Rio Pardo: Viena, São Caetano do Sul: PDCA, 2014. 591 p. ISBN 9788537103708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8D Segurança</text:p>
          </table:table-cell>
          <table:table-cell office:value-type="string" calcext:value-type="string">
            <text:p>Antonio Nunes Barbosa Filho</text:p>
          </table:table-cell>
          <table:table-cell table:number-columns-repeated="3"/>
          <table:table-cell office:value-type="string" calcext:value-type="string">
            <text:p>Segurança do trabalho na construção civil. São Paulo Atlas 2015 1 recurso online ISBN 9788522499427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dreson Chirmici</text:p>
          </table:table-cell>
          <table:table-cell table:number-columns-repeated="3"/>
          <table:table-cell office:value-type="string" calcext:value-type="string">
            <text:p><text:s/>Introdução à segurança e saúde no trabalho. Rio de Janeiro Guanabara Koogan 2016 1 recurso online ISBN 978852773060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úlio Salgado</text:p>
          </table:table-cell>
          <table:table-cell table:number-columns-repeated="3"/>
          <table:table-cell office:value-type="string" calcext:value-type="string">
            <text:p>Técnicas e práticas construtivas para edificação. 3. São Paulo Erica 2014 1 recurso online ISBN 9788536505725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ldo Pereira Barbosa</text:p>
          </table:table-cell>
          <table:table-cell table:number-columns-repeated="3"/>
          <table:table-cell office:value-type="string" calcext:value-type="string">
            <text:p>Avaliação de risco e impacto ambiental. São Paulo Erica 2014 1 recurso online ISBN 9788536521510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áudio A. Dias de Oliveira</text:p>
          </table:table-cell>
          <table:table-cell table:number-columns-repeated="3"/>
          <table:table-cell office:value-type="string" calcext:value-type="string">
            <text:p>Aplicando os procedimentos técnicos em segurança e saúde no trabalho na área da construção. São Paulo: LTr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ir Teixeira dos Rei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sé Carlos Batista</text:p>
          </table:table-cell>
          <table:table-cell table:number-columns-repeated="3"/>
          <table:table-cell office:value-type="string" calcext:value-type="string">
            <text:p>A empreitada na indústria da construção civil, o acidente de trabalho e a responsabilidade civil. São Paulo: LTR, 2009. 168 p. ISBN 97885361138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dson de Araújo Couto</text:p>
          </table:table-cell>
          <table:table-cell table:number-columns-repeated="3"/>
          <table:table-cell office:value-type="string" calcext:value-type="string">
            <text:p>Ergonomia aplicada ao trabalho: conteúdo básico: guia prático. Belo Horizonte: ERGO, 2007. 272 p. ISBN 97885997590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los Pinto Del Mar</text:p>
          </table:table-cell>
          <table:table-cell table:number-columns-repeated="3"/>
          <table:table-cell office:value-type="string" calcext:value-type="string">
            <text:p>Falhas, responsabilidades e garantias na construção civil: identificação e consequências jurídicas. São Paulo: PINI, Método, 2008. 366 p. ISBN 9788572661980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BIM 9D Lean Construction</text:p>
          </table:table-cell>
          <table:table-cell office:value-type="string" calcext:value-type="string">
            <text:p>Jeffrey Lik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mes K. Fra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ancisco Araújo da Costa</text:p>
          </table:table-cell>
          <table:table-cell table:number-columns-repeated="3"/>
          <table:table-cell office:value-type="string" calcext:value-type="string">
            <text:p>O modelo Toyota de melhoria contínua: estratégia + experiência operacional = desempenho superior. Porto Alegre: Bookman, 2013. 1 recurso online ISBN 97885407019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ward S. Pou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effrey H. Be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k Spearman</text:p>
          </table:table-cell>
          <table:table-cell table:number-columns-repeated="3"/>
          <table:table-cell office:value-type="string" calcext:value-type="string">
            <text:p>A ciência da fábrica para gestores: como os líderes melhoram o desempenho em um mundo pós-lean seis sigma. Porto Alegre: Bookman, 20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lvino Ferrari Tubino</text:p>
          </table:table-cell>
          <table:table-cell table:number-columns-repeated="3"/>
          <table:table-cell office:value-type="string" calcext:value-type="string">
            <text:p>Manufatura enxuta como estratégia de produção: a chave para a produtividade industrial. São Paulo: Atlas, 2015. 1 recurso online ISBN 97885970014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nico Antunes</text:p>
          </table:table-cell>
          <table:table-cell table:number-columns-repeated="3"/>
          <table:table-cell office:value-type="string" calcext:value-type="string">
            <text:p>Uma revolução na produtividade a gestão lucrativa dos postos de trabalho. Porto Alegre Bookman 2013 ISBN 97885658379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lph Mosser Barnes</text:p>
          </table:table-cell>
          <table:table-cell table:number-columns-repeated="3"/>
          <table:table-cell office:value-type="string" calcext:value-type="string">
            <text:p>Estudo de movimentos e de tempos: projeto e medida do trabalho. 6. ed. Ame-rica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B. Dantas Filh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. de P. Barros Ne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. M. Angelim</text:p>
          </table:table-cell>
          <table:table-cell table:number-columns-repeated="3"/>
          <table:table-cell office:value-type="string" calcext:value-type="string">
            <text:p>Mapeamento do fluxo de valor de pro-cesso de construção virtual baseado em BIM. Ambiente Construído, Porto Alegre, v. 17, n. 4, p. 343-358, out./dez. 2017. ISSN 1678-86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rhard Plene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shua Plenert</text:p>
          </table:table-cell>
          <table:table-cell table:number-columns-repeated="3"/>
          <table:table-cell office:value-type="string" calcext:value-type="string">
            <text:p>Strategic Excellence in the Architecture, Engineering, and Construction Industries: How AEC Firms Can Develop and Execute Strategy Using Lean Six Sigma. Routledge, New York: Taylor &amp; Francis Group, 20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ancisco Eugenio Montenegro da Rocha</text:p>
          </table:table-cell>
          <table:table-cell table:number-columns-repeated="3"/>
          <table:table-cell office:value-type="string" calcext:value-type="string">
            <text:p>Logística e lógica na construção Lean: um processo de gestão na construção de edifícios. Fortaleza, CE: Fibra Construções Ltda, 2004. 152 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Shoo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. Rother</text:p>
          </table:table-cell>
          <table:table-cell table:number-columns-repeated="3"/>
          <table:table-cell office:value-type="string" calcext:value-type="string">
            <text:p>Aprendendo a Enxergar (Learning to See), 2003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biraci E. Lemes de Souza</text:p>
          </table:table-cell>
          <table:table-cell table:number-columns-repeated="3"/>
          <table:table-cell office:value-type="string" calcext:value-type="string">
            <text:p>Como reduzir perdas nos canteiros: manual de gestão do consumo de materiais na construção civil. São Paulo: PINI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. Succar</text:p>
          </table:table-cell>
          <table:table-cell table:number-columns-repeated="3"/>
          <table:table-cell office:value-type="string" calcext:value-type="string">
            <text:p>Building Information Modelling Framework: a research and delivery foundation for industry stakeholders. Automation in Construction, v. 18, n. 3, p. 357–375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. Succar</text:p>
          </table:table-cell>
          <table:table-cell table:number-columns-repeated="3"/>
          <table:table-cell office:value-type="string" calcext:value-type="string">
            <text:p>BIM ThinkSpace: episode 16: understanding BIM Wash. 2011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P. Woma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T. Jon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Ro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. Carpenter</text:p>
          </table:table-cell>
          <table:table-cell table:number-columns-repeated="3"/>
          <table:table-cell office:value-type="string" calcext:value-type="string">
            <text:p>A máquina que mudou o mundo. 10. ed. Rio de Janeiro: Elsevier Campus, 1992.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BIM 10D <text:s/>Construção Industrializada </text:p>
          </table:table-cell>
          <table:table-cell table:number-columns-repeated="6"/>
        </table:table-row>
        <table:table-row table:style-name="ro1" table:number-rows-repeated="15">
          <table:table-cell table:number-columns-repeated="8"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Gestão de Processos</text:p>
          </table:table-cell>
          <table:table-cell table:style-name="ce15"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A Implantação de Processos BIM. A Implantação de Processos BIM: Coletânea Guias BIM ABDI-MDIC/Agência Brasileira de Desenvolvimento Industrial. - Brasília, DF: ABDI, 2017. Vol. 6</text:p>
          </table:table-cell>
          <table:table-cell/>
        </table:table-row>
        <table:table-row table:style-name="ro2">
          <table:table-cell/>
          <table:table-cell table:style-name="ce3"/>
          <table:table-cell table:style-name="ce13" office:value-type="string" calcext:value-type="string">
            <text:p>Luis César G. de Arauj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 de processos: melhores resultados e excelência organizacional – 2. ed. - São Paulo: Atlas, 2017</text:p>
          </table:table-cell>
          <table:table-cell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Adriana Amadeu Garci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Simone Martines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T. Cruz</text:p>
          </table:table-cell>
          <table:table-cell table:number-columns-repeated="3"/>
          <table:table-cell table:style-name="ce15" office:value-type="string" calcext:value-type="string">
            <text:p>Manual de técnicas administrativas: métodos e procedimentos com formulários. 1. ed. - São Paulo: Atlas, 2018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imone Pradell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Gestão de processos: da teoria à prática. 4. reimpr. - São Paulo: Atlas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oão Carlos Furt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Liane Mahlmann Kipper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ABPMP</text:p>
          </table:table-cell>
          <table:table-cell table:number-columns-repeated="3"/>
          <table:table-cell table:style-name="ce15" office:value-type="string" calcext:value-type="string">
            <text:p>Guia para Gerenciamento de Processos de Negócio – BPM CBOK – versão 3.0. - São Paulo: ABMP 2013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Marcos Ronaldo Albert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Gestão de processos e técnicas de produção enxuta. Curitiba: InterSaberes, 201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eráclito Lopes Jaguaribe Pont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Jan vom Brocke</text:p>
          </table:table-cell>
          <table:table-cell table:number-columns-repeated="3"/>
          <table:table-cell office:value-type="string" calcext:value-type="string">
            <text:p>Manual de BPM: gestão de processos de negócio. Alegre: Bookman, 2013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Sergio Vidal dos San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uditoria de processos organizacionais: teoria, finalidade, metodologia de trabalho e resultados esperados. - 4. ed. - São Paulo: Atlas, 2015</text:p>
          </table:table-cell>
          <table:table-cell/>
        </table:table-row>
        <table:table-row table:style-name="ro5">
          <table:table-cell office:value-type="string" calcext:value-type="string">
            <text:p>ESP</text:p>
          </table:table-cell>
          <table:table-cell table:style-name="ce3" office:value-type="string" calcext:value-type="string">
            <text:p>Gestão de Projetos</text:p>
          </table:table-cell>
          <table:table-cell office:value-type="string" calcext:value-type="string">
            <text:p>PMBOK Guide</text:p>
          </table:table-cell>
          <table:table-cell table:number-columns-repeated="3"/>
          <table:table-cell office:value-type="string" calcext:value-type="string">
            <text:p>Guide to the Project Management Body of Knowloedge. PMI Standards Committee (6<text:span text:style-name="T1">th</text:span> Edition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ardo Varg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Prático de Gerenciamento de Projetos. 5ª Edição. Rio de Janeiro: Brasport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rold Kerzner</text:p>
          </table:table-cell>
          <table:table-cell table:number-columns-repeated="3"/>
          <table:table-cell office:value-type="string" calcext:value-type="string">
            <text:p>A System Approach to Planning, Scheduling and Controlling, Fifth Edition, New York.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Rita Malcahy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PMP Exam Prep. 8<text:span text:style-name="T1">th</text:span> RMC Publications, Inc., April, 201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d Hardin</text:p>
          </table:table-cell>
          <table:table-cell table:number-columns-repeated="3"/>
          <table:table-cell table:style-name="ce15" office:value-type="string" calcext:value-type="string">
            <text:p>BIM and Construction Management: Proven Tools, Methods, and Wordflows, Second Edition, Indianapolis, Wiley Pub/Sybex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IA - The American Insititte of Architects</text:p>
          </table:table-cell>
          <table:table-cell table:number-columns-repeated="3"/>
          <table:table-cell office:value-type="string" calcext:value-type="string">
            <text:p>Integrate Project Delivery: A Guide, version 1, 2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iz Augisto Conti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rojetos: novas e velhas realidades. Integração, a. 15, n. 57, abril/maio/junho de 2009 p. 105-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a Paula Coury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Instroducing Revit Architecture, 2010: BIM for Beginners. Indianapolis (IN): Sybex, 2009a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Mastering Revit Architecture, 2010. Indianapolis (IN): Sybex, 2009b.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huck Eastman</text:p>
          </table:table-cell>
          <table:table-cell table:number-columns-repeated="3"/>
          <table:table-cell table:style-name="ce15" office:value-type="string" calcext:value-type="string">
            <text:p>BIM Handbook: A Guide to Building Information Modeling for Owners, Managers, Designers, Engineers and Contractors. Hoboken (NJ): John Wiley &amp; Sons, 2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 Teicholz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fael Sack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athleen List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. Elvin</text:p>
          </table:table-cell>
          <table:table-cell table:number-columns-repeated="3"/>
          <table:table-cell table:style-name="ce15" office:value-type="string" calcext:value-type="string">
            <text:p>Integrated Practice in Architecture: Mastering Design-Build, Fast-Track, and Building Information Modeling. Joboken: John Wiley &amp; Sons, 2007. 255p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. Santos</text:p>
          </table:table-cell>
          <table:table-cell table:number-columns-repeated="3"/>
          <table:table-cell table:style-name="ce15" office:value-type="string" calcext:value-type="string">
            <text:p>Modelagem da Informação da Construção: uma experiência brasileira em BIM. Curitiba: UFPR, 2013, 544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. Sant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. Amori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. Amori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J. Parreira</text:p>
          </table:table-cell>
          <table:table-cell table:number-columns-repeated="3"/>
          <table:table-cell table:style-name="ce15" office:value-type="string" calcext:value-type="string">
            <text:p>Implementação BIM nos processos Organizacionais em Empresas de Construção – um caso de estudo. 2013. 103 p. Mestrado – Faculdade de Ciência e Tecnologia. Universidade Nova de Lisboa, Lisboa, 2013</text:p>
          </table:table-cell>
          <table:table-cell/>
        </table:table-row>
        <table:table-row table:style-name="ro2">
          <table:table-cell office:value-type="string" calcext:value-type="string">
            <text:p>ESP</text:p>
          </table:table-cell>
          <table:table-cell table:style-name="ce3" office:value-type="string" calcext:value-type="string">
            <text:p>Introdução à Bulding Information Modeling</text:p>
          </table:table-cell>
          <table:table-cell office:value-type="string" calcext:value-type="string">
            <text:p>Charles M 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aniel W. Halp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a construção civil. 2. ed. Rio de Janeiro (RJ): LTC, 2004 E-book (348 p.)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Ronald W. Woodhead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BIM: Coletânia Guias BIM ABDIMDIC. Agência Brasileira de Desenvolvimento Industrial. - Brasília, DF: ABDI, 2017. Vol. 1; 82 p.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Governo de Santa Catarina</text:p>
          </table:table-cell>
          <table:table-cell table:number-columns-repeated="3"/>
          <table:table-cell table:style-name="ce15" office:value-type="string" calcext:value-type="string">
            <text:p>Caderno BIM – Apresentação de Projetos de Edficações em BIM, Secretária de Estado do Planejamento – Diretoria de Planejamento – Comitê de Obras Públicas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Governo do Paraná</text:p>
          </table:table-cell>
          <table:table-cell table:number-columns-repeated="3"/>
          <table:table-cell office:value-type="string" calcext:value-type="string">
            <text:p>Cadernos BIM. Secretária de Infraestrutura e Logística. [S.I.]</text:p>
          </table:table-cell>
          <table:table-cell/>
        </table:table-row>
        <table:table-row table:style-name="ro2">
          <table:table-cell/>
          <table:table-cell table:style-name="ce3"/>
          <table:table-cell office:value-type="string" calcext:value-type="string">
            <text:p>Karen M. Kensek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Building Information Modeling BIM in Current and Future Pratice, New Jersey: John Wiley &amp; Sons, Inc., 2014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Douglas Nobl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office:value-type="string" calcext:value-type="string">
            <text:p>Brad Hardin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and Construction Management: Proven Tools, Methods, and Wordflows, Second Edition, Indianapolis, Indiana: John Wiley &amp; Sons, Inc., 201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Dave McC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</text:p>
          </table:table-cell>
          <table:table-cell table:style-name="ce3" office:value-type="string" calcext:value-type="string">
            <text:p>Modelos Informacionais</text:p>
          </table:table-cell>
          <table:table-cell office:value-type="string" calcext:value-type="string">
            <text:p>James A. O’Bri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e sistemas de informação. 15. ed. Porto Alegre, RS: AMGH,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orge M. Maraka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Jorge Luis Nicolás Aud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sistemas de informação. Porto Alegre: Bookman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ilberto Keller de Andrad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lexandre Cidral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tuart Russel</text:p>
          </table:table-cell>
          <table:table-cell table:number-columns-repeated="3"/>
          <table:table-cell office:value-type="string" calcext:value-type="string">
            <text:p>Inteligência artificial. Rio de Janeiro GEN LTC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enneth Laud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informação gerenciais. 11. ed. São Paulo: Pearson, 20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ane Price Laud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Cezar Tauri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ig Data. Editora Brasport 102 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Leandro Nunes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strodução à mineração de dados conceitos básicos, algoritmos e aplicações. São Paulo Saraiva, 201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uciano Frontino de Medeir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nco de Dados: princípios e práticas. Editora IBPEX 1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aren M. Kensek</text:p>
          </table:table-cell>
          <table:table-cell table:number-columns-repeated="3"/>
          <table:table-cell office:value-type="string" calcext:value-type="string">
            <text:p>Building Information Modeling (BIM) fundamentos e aplicações. Rio de Janeiro GEN LTC 201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. A. F. Almeida</text:p>
          </table:table-cell>
          <table:table-cell table:number-columns-repeated="3"/>
          <table:table-cell table:style-name="ce15" office:value-type="string" calcext:value-type="string">
            <text:p>Modelos Informacionais. Curso de Especialização em Building Information Modeling (BIM). Pontifíca Universidade Católica de Minas Gerais, Belo Horizonte, 2020</text:p>
          </table:table-cell>
          <table:table-cell/>
        </table:table-row>
      </table:table>
      <table:table table:name="Planilha2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ão entra nos dados</text:p>
          </table:table-cell>
          <table:table-cell table:style-name="ce1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1- tradutores</text:p>
          </table:table-cell>
          <table:table-cell office:value-type="string" calcext:value-type="string">
            <text:p>1 – as escolhas não refletem posicionamento do professor</text:p>
          </table:table-cell>
        </table:table-row>
        <table:table-row table:style-name="ro2">
          <table:table-cell office:value-type="string" calcext:value-type="string">
            <text:p>2- <text:span text:style-name="T2">et al.</text:span></text:p>
          </table:table-cell>
          <table:table-cell table:style-name="ce15" office:value-type="string" calcext:value-type="string">
            <text:p>2 – bibliografia precisa ser aqueles livros disponíveis na biblioteca da universidade (complementar acho que não)</text:p>
          </table:table-cell>
        </table:table-row>
        <table:table-row table:style-name="ro2">
          <table:table-cell table:style-name="ce15" office:value-type="string" calcext:value-type="string">
            <text:p>3 – quando é organizado e só se lê um autor (capitulo especifico), este autor específico é o que conta.</text:p>
          </table:table-cell>
          <table:table-cell table:style-name="ce15" office:value-type="string" calcext:value-type="string">
            <text:p>3 – muitas áreas ainda são dominadas por homens (pelo menos as grandes referencia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3:29:44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05-04T14:09:02.115000000</dc:date>
    <meta:editing-duration>PT3H22M28S</meta:editing-duration>
    <meta:editing-cycles>32</meta:editing-cycles>
    <meta:document-statistic meta:table-count="2" meta:cell-count="901" meta:object-count="0"/>
  </office:meta>
</office:document-meta>
</file>